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актическая работа. Глобальные проблемы</text:title></text:p>
      <text:p text:style-name="OrgTitle"/>
      <text:p text:style-name="OrgSubtitle"><text:initial-creator>Кормышев Егор, Евплов Владимир</text:initial-creator></text:p>
      <text:p text:style-name="OrgSubtitle"/>
      <text:p text:style-name="OrgSubtitle">16.11.2024</text:p>
      <text:p text:style-name="OrgSubtitle"/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Проблема</text:p>
              </table:table-cell>
              <table:table-cell table:style-name="OrgTblCellTB">
                <text:p text:style-name="OrgTableHeadingLeft">Симптомы</text:p>
              </table:table-cell>
              <table:table-cell table:style-name="OrgTblCellTB">
                <text:p text:style-name="OrgTableHeadingLeft">Причины</text:p>
              </table:table-cell>
              <table:table-cell table:style-name="OrgTblCellTB">
                <text:p text:style-name="OrgTableHeadingLeft">Следствия</text:p>
              </table:table-cell>
              <table:table-cell table:style-name="OrgTblCellTB">
                <text:p text:style-name="OrgTableHeadingLeft">Пути решения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Предотвращение мировой войны</text:p>
              </table:table-cell>
              <table:table-cell table:style-name="OrgTblCellT">
                <text:p text:style-name="OrgTableContentsLeft">1) Распространение технологий ядерного вооружения. 2) Неэффективность международных организаций. 3) Эскалация международной напряженности.</text:p>
              </table:table-cell>
              <table:table-cell table:style-name="OrgTblCellT">
                <text:p text:style-name="OrgTableContentsLeft">1) Ухудшение международных отношений. 2) Исторические споры. 3) Увеличение военных расходов. 4) Эскалация конфликтов. 5) Кризис экологии и ресурсов</text:p>
              </table:table-cell>
              <table:table-cell table:style-name="OrgTblCellT">
                <text:p text:style-name="OrgTableContentsLeft">1) Страх населения. 2) Опасность применения ядерного оружия. 3) Рост национализма 4) Эскалация международных отношений. 5) Информационная война.</text:p>
              </table:table-cell>
              <table:table-cell table:style-name="OrgTblCellT">
                <text:p text:style-name="OrgTableContentsLeft">1) Мирные инициативы. 2) Контроль над вооружением. 3) Сокращение ядерного арсенала. 4) Профилактика конфликтов. 5) Реформы международных институтов</text:p>
              </table:table-cell>
            </table:table-row>
            <table:table-row>
              <table:table-cell table:style-name="OrgTblCell">
                <text:p text:style-name="OrgTableContentsLeft">Международный терроризм</text:p>
              </table:table-cell>
              <table:table-cell table:style-name="OrgTblCell">
                <text:p text:style-name="OrgTableContentsLeft">1) Ущерб гражданскому населению и инфраструктуре. 2) Массовые миграции. 3) Страх общества.</text:p>
              </table:table-cell>
              <table:table-cell table:style-name="OrgTblCell">
                <text:p text:style-name="OrgTableContentsLeft">1) Неудовлетворенность политическими режимами. 2) Высокий уровень бедности и безработицы. 3) Военные конфликты. 4) Религиозные и культурные разногласия. 5) Идеалогия и пропаганда</text:p>
              </table:table-cell>
              <table:table-cell table:style-name="OrgTblCell">
                <text:p text:style-name="OrgTableContentsLeft">1) Страх и недоверие между этническими группами. 2) Усиление затрат на безопасность. 3) Гумманитарная катастрофа. 4) Напряженность между государствами. 5) Изменение в общественном восприятии</text:p>
              </table:table-cell>
              <table:table-cell table:style-name="OrgTblCell">
                <text:p text:style-name="OrgTableContentsLeft">1) Международное сотрудничество. 2) Образование и просвящение. 3) Профилактика радиклизации. 4) Правохранительные меры. 5) Гумманитарная помощь</text:p>
              </table:table-cell>
            </table:table-row>
            <table:table-row>
              <table:table-cell table:style-name="OrgTblCell">
                <text:p text:style-name="OrgTableContentsLeft">Экологические проблемы</text:p>
              </table:table-cell>
              <table:table-cell table:style-name="OrgTblCell">
                <text:p text:style-name="OrgTableContentsLeft">1) Техногенные катастрофы. 2) Загрязнение окружающей среды. 3) Истощение природных ресурсов</text:p>
              </table:table-cell>
              <table:table-cell table:style-name="OrgTblCell">
                <text:p text:style-name="OrgTableContentsLeft">1) Развитие индустриализации и сельского хозяйства. 2) Потребление ресурсов. 3) Урбанизация. 4) Уничтожение биологического разнообразия. 5) Загрязнение воздуха, воды и почвы</text:p>
              </table:table-cell>
              <table:table-cell table:style-name="OrgTblCell">
                <text:p text:style-name="OrgTableContentsLeft">1) Изменение климата. 2) Дефицит питьевой воды. 3) Потеря биологического разнообразия. 4) Увеличение уровня моря. 5) Угроза продовольственной безопсности</text:p>
              </table:table-cell>
              <table:table-cell table:style-name="OrgTblCell">
                <text:p text:style-name="OrgTableContentsLeft">1) Снижение выбросов парниковых газов. 2) Инновации технологии. 3) Защита и восстановление экосистем. 4) Снижение пластиковых отходов. 5) Осведомление населения</text:p>
              </table:table-cell>
            </table:table-row>
            <table:table-row>
              <table:table-cell table:style-name="OrgTblCell">
                <text:p text:style-name="OrgTableContentsLeft">Проблема отсталости развивающихся стран</text:p>
              </table:table-cell>
              <table:table-cell table:style-name="OrgTblCell">
                <text:p text:style-name="OrgTableContentsLeft">1) Повышенная миграция. 2) Гумманитарные катастрофы. 3) Благоприятная почва для развития бандитизма и терроризма</text:p>
              </table:table-cell>
              <table:table-cell table:style-name="OrgTblCell">
                <text:p text:style-name="OrgTableContentsLeft">1) Диктатурные режимы. 2) Колониальное наследие. 3) Низкий уровень образования. 4) Слабости институтов. 5) Неоптимальные географические условия и отдаленность от рынка.</text:p>
              </table:table-cell>
              <table:table-cell table:style-name="OrgTblCell">
                <text:p text:style-name="OrgTableContentsLeft">1) Развитие терроризма и иммиграции. 2) Низкий уровень жизни. 3) Зависимость от внешней помощи. 4) Социальное неравенство. 5) Нестабильность и конфликты</text:p>
              </table:table-cell>
              <table:table-cell table:style-name="OrgTblCell">
                <text:p text:style-name="OrgTableContentsLeft">1) Развитие инфраструктуры. 2) Инвестиция в местное производство и сельское хозяйство. 3) Улучшение здравоохраненние. 4) Социальная защита. 5) Международное сотрудничество и торговля</text:p>
              </table:table-cell>
            </table:table-row>
            <table:table-row>
              <table:table-cell table:style-name="OrgTblCellB">
                <text:p text:style-name="OrgTableContentsLeft">Пролема народонаселения</text:p>
              </table:table-cell>
              <table:table-cell table:style-name="OrgTblCellB">
                <text:p text:style-name="OrgTableContentsLeft">1) Сокращение численности населения. 2) Иммиграция. 3) Дисбаланс в половой структуре</text:p>
              </table:table-cell>
              <table:table-cell table:style-name="OrgTblCellB">
                <text:p text:style-name="OrgTableContentsLeft">1) Экономический упадок. 2) Снижение уровня рождаемости. 3) Ухудшение климата и экологии. 4) Изменение социального и культурного факторов. 5) Политические проблемы и усиление миграций</text:p>
              </table:table-cell>
              <table:table-cell table:style-name="OrgTblCellB">
                <text:p text:style-name="OrgTableContentsLeft">1) Нехватка рабочей силы. 2) Перезрузка инфраструктуры. 3) Религиозные и культурные конфликты. 4) Социальное неравенство. 5) Давление на природные ресурсы</text:p>
              </table:table-cell>
              <table:table-cell table:style-name="OrgTblCellB">
                <text:p text:style-name="OrgTableContentsLeft">1) Поддержка программ соц обеспечения. 2) Улучшение условий жизни. 3) Экологическая устойчивость. 4) Интеграция мигрантов. 5) Увеличение доступности образования и просвещения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Егор, Евплов Владимир</dc:creator>
    <meta:initial-creator>Кормышев Егор, Евплов Владимир</meta:initial-creator>
    <dc:date>2024-11-16T10:53:48</dc:date>
    <meta:creation-date>2024-11-16T10:53:48</meta:creation-date>
    <meta:generator>Emacs 29.4 (Org mode 9.8-pre)</meta:generator>
    <meta:keyword/>
    <dc:subject/>
    <dc:title>Практическая работа. Глобальные проблемы</dc:title>
  </office:meta>
</office:document-meta>
</file>